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D000003D9419845913951D2C0.png" manifest:media-type="image/png"/>
  <manifest:file-entry manifest:full-path="Pictures/10000201000000F00000010E6851B865B3ACB5D9.png" manifest:media-type="image/png"/>
  <manifest:file-entry manifest:full-path="Pictures/10000201000003B5000002429D927375A23E7BA1.png" manifest:media-type="image/png"/>
  <manifest:file-entry manifest:full-path="Pictures/10000000000008000000062FF42E9BC427E1EF31.jpg" manifest:media-type="image/jpeg"/>
  <manifest:file-entry manifest:full-path="Pictures/100000000000012C0000007CA5D2114A9850A8F3.png" manifest:media-type="image/png"/>
  <manifest:file-entry manifest:full-path="Pictures/1000000000000500000002D085534E3665D89DA1.jpg" manifest:media-type="image/jpeg"/>
  <manifest:file-entry manifest:full-path="Pictures/10000000000009C4000003873520E26750A9A05C.jpg" manifest:media-type="image/jpeg"/>
  <manifest:file-entry manifest:full-path="Pictures/1000000000000400000004005D570A67090B3430.png" manifest:media-type="image/png"/>
  <manifest:file-entry manifest:full-path="Pictures/10000201000002A80000018AB0B8EAFB94386C71.png" manifest:media-type="image/png"/>
  <manifest:file-entry manifest:full-path="Pictures/10000000000002640000015C714969A056123B0F.jpg" manifest:media-type="image/jpeg"/>
  <manifest:file-entry manifest:full-path="Pictures/1000020100000110000000C3DEEA3DF71AF6465E.png" manifest:media-type="image/png"/>
  <manifest:file-entry manifest:full-path="Pictures/10000201000007D000000213137397DDDFFBB799.png" manifest:media-type="image/png"/>
  <manifest:file-entry manifest:full-path="Pictures/100002010000015E00000061BD5D639E1B8984B0.png" manifest:media-type="image/png"/>
  <manifest:file-entry manifest:full-path="Pictures/10000201000009C4000009C4BEB32FDE80FDCB7F.png" manifest:media-type="image/png"/>
  <manifest:file-entry manifest:full-path="Pictures/1000000000000500000000FDECA7899B89AFD57C.jpg" manifest:media-type="image/jpeg"/>
  <manifest:file-entry manifest:full-path="Pictures/1000020100000500000000FDFDA48B6A2D6ABA53.png" manifest:media-type="image/png"/>
  <manifest:file-entry manifest:full-path="Pictures/100000000000074A000002A549302F3968BB858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Orbitron" svg:font-family="Orbitron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dobe Blank" svg:font-family="'Adobe Blank'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5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901cm, 0cm, 16.117cm, 0cm)" draw:image-opacity="100%" style:mirror="non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rbitron" fo:font-size="96pt" fo:letter-spacing="normal" fo:font-style="normal" style:text-underline-style="none" fo:font-weight="normal" style:font-name-asian="Orbitron" style:font-size-asian="96pt" style:font-style-asian="normal" style:font-weight-asian="normal" style:font-name-complex="Orbitron" style:font-size-complex="9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nsolas" fo:font-size="48pt" fo:letter-spacing="normal" fo:font-style="italic" style:text-underline-style="none" fo:font-weight="normal" style:font-name-asian="Consolas" style:font-size-asian="48pt" style:font-style-asian="italic" style:font-weight-asian="normal" style:font-name-complex="Consolas" style:font-size-complex="48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rbitron" fo:font-size="48pt" fo:letter-spacing="normal" fo:font-style="normal" style:text-underline-style="none" fo:font-weight="normal" style:font-name-asian="Orbitron" style:font-size-asian="48pt" style:font-style-asian="normal" style:font-weight-asian="normal" style:font-name-complex="Orbitron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Shape 54" draw:style-name="gr1" draw:text-style-name="P1" draw:layer="layout" svg:width="6.643cm" svg:height="6.643cm" svg:x="0.857cm" svg:y="1.689cm">
          <draw:image xlink:href="Pictures/10000201000009C4000009C4BEB32FDE80FDCB7F.png" xlink:type="simple" xlink:show="embed" xlink:actuate="onLoad">
            <text:p/>
          </draw:image>
        </draw:frame>
        <draw:custom-shape draw:name="Shape 55" draw:style-name="gr2" draw:text-style-name="P3" draw:layer="layout" svg:width="17.687cm" svg:height="8.332cm" svg:x="7.501cm" svg:y="0.47cm">
          <text:p text:style-name="P2"><text:span text:style-name="T1">CORE</text:span></text:p>
          <text:p text:style-name="P2"><text:span text:style-name="T1">206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3" draw:text-style-name="P3" draw:layer="layout" svg:width="23.462cm" svg:height="4.335cm" svg:x="0.857cm" svg:y="8.902cm">
          <text:p text:style-name="P2"><text:span text:style-name="T2">would like to </text:span><text:span text:style-name="T2">thank our </text:span><text:span text:style-name="T2">sponsor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4" draw:layer="layout" svg:width="16.932cm" svg:height="9.524cm" svg:x="1.059cm" svg:y="1.905cm" draw:page-number="1" presentation:class="page"/>
          <draw:frame draw:name="Shape 52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61" presentation:style-name="pr2" draw:text-style-name="P5" draw:layer="layout" svg:width="23.667cm" svg:height="2.201cm" svg:x="0.866cm" svg:y="7.873cm" presentation:class="subtitle" presentation:placeholder="true" presentation:user-transformed="true">
          <draw:text-box/>
        </draw:frame>
        <draw:frame draw:name="Shape 62" draw:style-name="gr1" draw:text-style-name="P1" draw:layer="layout" svg:width="23.955cm" svg:height="8.65cm" svg:x="0.722cm" svg:y="2.818cm">
          <draw:image xlink:href="Pictures/10000000000009C4000003873520E26750A9A05C.jpg" xlink:type="simple" xlink:show="embed" xlink:actuate="onLoad">
            <text:p/>
          </draw:image>
        </draw:frame>
        <presentation:notes draw:style-name="dp2">
          <draw:page-thumbnail draw:name="Shape 58" draw:style-name="gr4" draw:layer="layout" svg:width="16.933cm" svg:height="9.524cm" svg:x="1.059cm" svg:y="1.905cm" draw:page-number="2" presentation:class="page"/>
          <draw:frame draw:name="Shape 59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draw:frame draw:name="Shape 67" draw:style-name="gr1" draw:text-style-name="P1" draw:layer="layout" svg:width="13.293cm" svg:height="13.293cm" svg:x="6.053cm" svg:y="0.497cm">
          <draw:image xlink:href="Pictures/1000000000000400000004005D570A67090B3430.png" xlink:type="simple" xlink:show="embed" xlink:actuate="onLoad">
            <text:p/>
          </draw:image>
        </draw:frame>
        <presentation:notes draw:style-name="dp2">
          <draw:page-thumbnail draw:name="Shape 64" draw:style-name="gr4" draw:layer="layout" svg:width="16.932cm" svg:height="9.524cm" svg:x="1.059cm" svg:y="1.905cm" draw:page-number="3" presentation:class="page"/>
          <draw:frame draw:name="Shape 65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draw:name="Shape 72" draw:style-name="gr5" draw:text-style-name="P1" draw:layer="layout" svg:width="25.399cm" svg:height="6.496cm" svg:x="0cm" svg:y="3.895cm">
          <draw:image xlink:href="Pictures/10000000000008000000062FF42E9BC427E1EF31.jpg" xlink:type="simple" xlink:show="embed" xlink:actuate="onLoad">
            <text:p/>
          </draw:image>
        </draw:frame>
        <presentation:notes draw:style-name="dp2">
          <draw:page-thumbnail draw:name="Shape 69" draw:style-name="gr4" draw:layer="layout" svg:width="16.932cm" svg:height="9.524cm" svg:x="1.059cm" svg:y="1.905cm" draw:page-number="4" presentation:class="page"/>
          <draw:frame draw:name="Shape 7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Shape 77" draw:style-name="gr1" draw:text-style-name="P1" draw:layer="layout" svg:width="25.399cm" svg:height="6.729cm" svg:x="0cm" svg:y="3.779cm">
          <draw:image xlink:href="Pictures/10000201000007D000000213137397DDDFFBB799.png" xlink:type="simple" xlink:show="embed" xlink:actuate="onLoad">
            <text:p/>
          </draw:image>
        </draw:frame>
        <presentation:notes draw:style-name="dp2">
          <draw:page-thumbnail draw:name="Shape 74" draw:style-name="gr4" draw:layer="layout" svg:width="16.932cm" svg:height="9.524cm" svg:x="1.059cm" svg:y="1.905cm" draw:page-number="5" presentation:class="page"/>
          <draw:frame draw:name="Shape 75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Shape 82" draw:style-name="gr1" draw:text-style-name="P1" draw:layer="layout" svg:width="25.399cm" svg:height="5.019cm" svg:x="0cm" svg:y="4.634cm">
          <draw:image xlink:href="Pictures/1000020100000500000000FDFDA48B6A2D6ABA53.png" xlink:type="simple" xlink:show="embed" xlink:actuate="onLoad">
            <text:p/>
          </draw:image>
        </draw:frame>
        <draw:frame draw:name="Shape 83" draw:style-name="gr1" draw:text-style-name="P1" draw:layer="layout" svg:width="25.399cm" svg:height="5.019cm" svg:x="0cm" svg:y="4.634cm">
          <draw:image xlink:href="Pictures/1000000000000500000000FDECA7899B89AFD57C.jpg" xlink:type="simple" xlink:show="embed" xlink:actuate="onLoad">
            <text:p/>
          </draw:image>
        </draw:frame>
        <presentation:notes draw:style-name="dp2">
          <draw:page-thumbnail draw:name="Shape 79" draw:style-name="gr4" draw:layer="layout" svg:width="16.932cm" svg:height="9.524cm" svg:x="1.059cm" svg:y="1.905cm" draw:page-number="6" presentation:class="page"/>
          <draw:frame draw:name="Shape 80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Shape 88" draw:style-name="gr1" draw:text-style-name="P1" draw:layer="layout" svg:width="25.399cm" svg:height="9.199cm" svg:x="0cm" svg:y="2.544cm">
          <draw:image xlink:href="Pictures/100000000000074A000002A549302F3968BB8582.jpg" xlink:type="simple" xlink:show="embed" xlink:actuate="onLoad">
            <text:p/>
          </draw:image>
        </draw:frame>
        <presentation:notes draw:style-name="dp2">
          <draw:page-thumbnail draw:name="Shape 85" draw:style-name="gr4" draw:layer="layout" svg:width="16.932cm" svg:height="9.524cm" svg:x="1.059cm" svg:y="1.905cm" draw:page-number="7" presentation:class="page"/>
          <draw:frame draw:name="Shape 86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Shape 93" draw:style-name="gr1" draw:text-style-name="P1" draw:layer="layout" svg:width="25.391cm" svg:height="14.287cm" svg:x="0.004cm" svg:y="0cm">
          <draw:image xlink:href="Pictures/1000000000000500000002D085534E3665D89DA1.jpg" xlink:type="simple" xlink:show="embed" xlink:actuate="onLoad">
            <text:p/>
          </draw:image>
        </draw:frame>
        <presentation:notes draw:style-name="dp2">
          <draw:page-thumbnail draw:name="Shape 90" draw:style-name="gr4" draw:layer="layout" svg:width="16.932cm" svg:height="9.524cm" svg:x="1.059cm" svg:y="1.905cm" draw:page-number="8" presentation:class="page"/>
          <draw:frame draw:name="Shape 91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Shape 98" draw:style-name="gr1" draw:text-style-name="P1" draw:layer="layout" svg:width="19.804cm" svg:height="11.261cm" svg:x="2.797cm" svg:y="1.513cm">
          <draw:image xlink:href="Pictures/10000000000002640000015C714969A056123B0F.jpg" xlink:type="simple" xlink:show="embed" xlink:actuate="onLoad">
            <text:p/>
          </draw:image>
        </draw:frame>
        <presentation:notes draw:style-name="dp2">
          <draw:page-thumbnail draw:name="Shape 95" draw:style-name="gr4" draw:layer="layout" svg:width="16.932cm" svg:height="9.524cm" svg:x="1.059cm" svg:y="1.905cm" draw:page-number="9" presentation:class="page"/>
          <draw:frame draw:name="Shape 96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Shape 103" draw:style-name="gr1" draw:text-style-name="P1" draw:layer="layout" svg:width="18.962cm" svg:height="7.837cm" svg:x="3.218cm" svg:y="3.225cm">
          <draw:image xlink:href="Pictures/100000000000012C0000007CA5D2114A9850A8F3.png" xlink:type="simple" xlink:show="embed" xlink:actuate="onLoad">
            <text:p/>
          </draw:image>
        </draw:frame>
        <presentation:notes draw:style-name="dp2">
          <draw:page-thumbnail draw:name="Shape 100" draw:style-name="gr4" draw:layer="layout" svg:width="16.932cm" svg:height="9.524cm" svg:x="1.059cm" svg:y="1.905cm" draw:page-number="10" presentation:class="page"/>
          <draw:frame draw:name="Shape 101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Shape 108" draw:style-name="gr1" draw:text-style-name="P1" draw:layer="layout" svg:width="16.261cm" svg:height="11.658cm" svg:x="4.569cm" svg:y="1.314cm">
          <draw:image xlink:href="Pictures/1000020100000110000000C3DEEA3DF71AF6465E.png" xlink:type="simple" xlink:show="embed" xlink:actuate="onLoad">
            <text:p/>
          </draw:image>
        </draw:frame>
        <presentation:notes draw:style-name="dp2">
          <draw:page-thumbnail draw:name="Shape 105" draw:style-name="gr4" draw:layer="layout" svg:width="16.932cm" svg:height="9.524cm" svg:x="1.059cm" svg:y="1.905cm" draw:page-number="11" presentation:class="page"/>
          <draw:frame draw:name="Shape 106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Shape 113" draw:style-name="gr1" draw:text-style-name="P1" draw:layer="layout" svg:width="23.32cm" svg:height="6.462cm" svg:x="1.039cm" svg:y="3.912cm">
          <draw:image xlink:href="Pictures/100002010000015E00000061BD5D639E1B8984B0.png" xlink:type="simple" xlink:show="embed" xlink:actuate="onLoad">
            <text:p/>
          </draw:image>
        </draw:frame>
        <presentation:notes draw:style-name="dp2">
          <draw:page-thumbnail draw:name="Shape 110" draw:style-name="gr4" draw:layer="layout" svg:width="16.932cm" svg:height="9.524cm" svg:x="1.059cm" svg:y="1.905cm" draw:page-number="12" presentation:class="page"/>
          <draw:frame draw:name="Shape 111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Shape 118" draw:style-name="gr1" draw:text-style-name="P1" draw:layer="layout" svg:width="17.916cm" svg:height="10.912cm" svg:x="3.741cm" svg:y="1.687cm">
          <draw:image xlink:href="Pictures/10000201000003B5000002429D927375A23E7BA1.png" xlink:type="simple" xlink:show="embed" xlink:actuate="onLoad">
            <text:p/>
          </draw:image>
        </draw:frame>
        <presentation:notes draw:style-name="dp2">
          <draw:page-thumbnail draw:name="Shape 115" draw:style-name="gr4" draw:layer="layout" svg:width="16.932cm" svg:height="9.524cm" svg:x="1.059cm" svg:y="1.905cm" draw:page-number="13" presentation:class="page"/>
          <draw:frame draw:name="Shape 116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Shape 123" draw:style-name="gr1" draw:text-style-name="P1" draw:layer="layout" svg:width="6.349cm" svg:height="7.143cm" svg:x="1.133cm" svg:y="4.874cm">
          <draw:image xlink:href="Pictures/10000201000000F00000010E6851B865B3ACB5D9.png" xlink:type="simple" xlink:show="embed" xlink:actuate="onLoad">
            <text:p/>
          </draw:image>
        </draw:frame>
        <draw:frame draw:name="Shape 124" draw:style-name="gr1" draw:text-style-name="P1" draw:layer="layout" svg:width="5.779cm" svg:height="7.143cm" svg:x="18.487cm" svg:y="5.36cm">
          <draw:image xlink:href="Pictures/100002010000031D000003D9419845913951D2C0.png" xlink:type="simple" xlink:show="embed" xlink:actuate="onLoad">
            <text:p/>
          </draw:image>
        </draw:frame>
        <draw:frame draw:name="Shape 125" draw:style-name="gr1" draw:text-style-name="P1" draw:layer="layout" svg:width="8.931cm" svg:height="5.175cm" svg:x="8.519cm" svg:y="6.344cm">
          <draw:image xlink:href="Pictures/10000201000002A80000018AB0B8EAFB94386C71.png" xlink:type="simple" xlink:show="embed" xlink:actuate="onLoad">
            <text:p/>
          </draw:image>
        </draw:frame>
        <draw:custom-shape draw:name="Shape 126" draw:style-name="gr2" draw:text-style-name="P3" draw:layer="layout" svg:width="23.226cm" svg:height="2.206cm" svg:x="1.087cm" svg:y="0.898cm">
          <text:p text:style-name="P2"><text:span text:style-name="T3">CORE Members Att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0" draw:style-name="gr4" draw:layer="layout" svg:width="16.932cm" svg:height="9.524cm" svg:x="1.059cm" svg:y="1.905cm" draw:page-number="14" presentation:class="page"/>
          <draw:frame draw:name="Shape 121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Shape 131" draw:style-name="gr1" draw:text-style-name="P1" draw:layer="layout" svg:width="12.08cm" svg:height="12.08cm" svg:x="0.956cm" svg:y="1.103cm">
          <draw:image xlink:href="Pictures/10000201000009C4000009C4BEB32FDE80FDCB7F.png" xlink:type="simple" xlink:show="embed" xlink:actuate="onLoad">
            <text:p/>
          </draw:image>
        </draw:frame>
        <draw:custom-shape draw:name="Shape 132" draw:style-name="gr2" draw:text-style-name="P3" draw:layer="layout" svg:width="11.816cm" svg:height="8.321cm" svg:x="13.317cm" svg:y="2.983cm">
          <text:p text:style-name="P2"><text:span text:style-name="T1">CORE</text:span></text:p>
          <text:p text:style-name="P2"><text:span text:style-name="T1">206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8" draw:style-name="gr4" draw:layer="layout" svg:width="16.932cm" svg:height="9.524cm" svg:x="1.059cm" svg:y="1.905cm" draw:page-number="15" presentation:class="page"/>
          <draw:frame draw:name="Shape 129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Orbitron" svg:font-family="Orbitron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dobe Blank" svg:font-family="'Adobe Blank'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49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Shape 10" presentation:style-name="Mpr4" draw:text-style-name="MP7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931cm" svg:height="9.524cm" svg:x="1.059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8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0.3$Linux_X86_64 LibreOffice_project/30m0$Build-3</meta:generator>
    <dc:date>2017-03-20T16:33:21.572561469</dc:date>
    <dc:creator>Andrew Kempen</dc:creator>
    <meta:editing-duration>PT26M39S</meta:editing-duration>
    <meta:editing-cycles>1</meta:editing-cycles>
    <meta:document-statistic meta:object-count="90"/>
  </office:meta>
</office:document-meta>
</file>